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k!”</text:span></text:p>
      <text:p text:style-name="P10"><text:s text:c="5"/><text:span text:style-name="T87">As soon as Murdock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k exited a vortex and collapsed on the floor. A gunshot wound from his head bled onto the floor. </text:span><text:span text:style-name="T96">He was dead.</text:span></text:p>
      <text:p text:style-name="P10"/>
      <text:p text:style-name="P14">Chapter Four</text:p>
      <text:p text:style-name="P14"/>
      <text:p text:style-name="P14"><text:s text:c="4"/>Chief looked at the body in front of hi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9T18:41:27.567000000</dc:date>
    <meta:editing-cycles>106</meta:editing-cycles>
    <meta:generator>LibreOffice/7.4.0.3$Windows_X86_64 LibreOffice_project/f85e47c08ddd19c015c0114a68350214f7066f5a</meta:generator>
    <meta:editing-duration>PT2H27M28S</meta:editing-duration>
    <meta:document-statistic meta:table-count="0" meta:image-count="0" meta:object-count="0" meta:page-count="13" meta:paragraph-count="177" meta:word-count="3253" meta:character-count="18019" meta:non-whitespace-character-count="14100"/>
  </office:meta>
</office:document-meta>
</file>